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tii@UGIII:~$ mkdir sam1</text:p>
      <text:p text:style-name="Standard">itii@UGIII:~$ mkdir sam2</text:p>
      <text:p text:style-name="Standard">itii@UGIII:~$ cd sam1</text:p>
      <text:p text:style-name="Standard">itii@UGIII:~/sam1$ cat &gt; school1</text:p>
      <text:p text:style-name="Standard">kamaraj</text:p>
      <text:p text:style-name="Standard">st pauls</text:p>
      <text:p text:style-name="Standard">jon bosco</text:p>
      <text:p text:style-name="Standard">itii@UGIII:~/sam1$ cat &gt; school2</text:p>
      <text:p text:style-name="Standard">don bosco</text:p>
      <text:p text:style-name="Standard">kra </text:p>
      <text:p text:style-name="Standard">everst</text:p>
      <text:p text:style-name="Standard">itii@UGIII:~/sam1$ ls</text:p>
      <text:p text:style-name="Standard">school1 <text:s/>school2</text:p>
      <text:p text:style-name="Standard">itii@UGIII:~/sam1$ cp school1 school2</text:p>
      <text:p text:style-name="Standard">itii@UGIII:~/sam1$ cat school2</text:p>
      <text:p text:style-name="Standard">kamaraj</text:p>
      <text:p text:style-name="Standard">st pauls</text:p>
      <text:p text:style-name="Standard">jon bosco</text:p>
      <text:p text:style-name="Standard">itii@UGIII:~/sam1$ cat school1</text:p>
      <text:p text:style-name="Standard">kamaraj</text:p>
      <text:p text:style-name="Standard">st pauls</text:p>
      <text:p text:style-name="Standard">jon bosco</text:p>
      <text:p text:style-name="Standard">itii@UGIII:~/sam1$ mv school1 school2</text:p>
      <text:p text:style-name="Standard">itii@UGIII:~/sam1$ cat school1</text:p>
      <text:p text:style-name="Standard">cat: school1: No such file or directory</text:p>
      <text:p text:style-name="Standard">itii@UGIII:~/sam1$ cat school2</text:p>
      <text:p text:style-name="Standard">kamaraj</text:p>
      <text:p text:style-name="Standard">st pauls</text:p>
      <text:p text:style-name="Standard">jon bosco</text:p>
      <text:p text:style-name="Standard">itii@UGIII:~/sam1$ cd ..</text:p>
      <text:p text:style-name="Standard">itii@UGIII:~$ pws</text:p>
      <text:p text:style-name="Standard"/>
      <text:p text:style-name="Standard">Command 'pws' not found, did you mean:</text:p>
      <text:p text:style-name="Standard"/>
      <text:p text:style-name="Standard"><text:s text:c="2"/>command 'aws' from snap aws-cli (1.15.58)</text:p>
      <text:p text:style-name="Standard"><text:s text:c="2"/>command 'pcs' from deb pcs (0.10.4-3)</text:p>
      <text:p text:style-name="Standard"><text:s text:c="2"/>command 'rpws' from deb ratpoison (1.4.9-1)</text:p>
      <text:p text:style-name="Standard"><text:s text:c="2"/>command 'pms' from deb pms (0.42-1build4)</text:p>
      <text:p text:style-name="Standard"><text:s text:c="2"/>command 'psw' from deb wise (2.4.1-21)</text:p>
      <text:p text:style-name="Standard"><text:s text:c="2"/>command 'pvs' from deb lvm2 (2.03.07-1ubuntu1)</text:p>
      <text:p text:style-name="Standard"><text:s text:c="2"/>command 'pts' from deb openafs-client (1.8.4~pre1-1ubuntu2.4)</text:p>
      <text:p text:style-name="Standard"><text:s text:c="2"/>command 'aws' from deb awscli (1.18.69-1ubuntu0.20.04.1)</text:p>
      <text:p text:style-name="Standard"><text:s text:c="2"/>command 'ps' from deb procps (2:3.3.16-1ubuntu2.3)</text:p>
      <text:p text:style-name="Standard"><text:s text:c="2"/>command 'pwd' from deb coreutils (8.30-3ubuntu2)</text:p>
      <text:p text:style-name="Standard"/>
      <text:p text:style-name="Standard">See 'snap info &lt;snapname&gt;' for additional versions.</text:p>
      <text:p text:style-name="Standard"/>
      <text:p text:style-name="Standard">itii@UGIII:~$ pwd</text:p>
      <text:p text:style-name="Standard">/home/itii</text:p>
      <text:p text:style-name="Standard">itii@UGIII:~$ rmdir sam1</text:p>
      <text:p text:style-name="Standard">rmdir: failed to remove 'sam1': Directory not empty</text:p>
      <text:p text:style-name="Standard">itii@UGIII:~$ rm -r sam2</text:p>
      <text:p text:style-name="Standard"><text:soft-page-break/>itii@UGIII:~$ ls</text:p>
      <text:p text:style-name="Standard">array_operations <text:s text:c="3"/>arrop.txt <text:s/>Documents <text:s text:c="9"/>ex2 <text:s text:c="6"/>money <text:s text:c="3"/>newfile.c <text:s/>Public <text:s/>sadha <text:s text:c="3"/>santhosh.txt <text:s/>Templates <text:s/>vicky1</text:p>
      <text:p text:style-name="Standard">array_operations.c <text:s/>days <text:s text:c="6"/>Downloads <text:s text:c="9"/>example1 <text:s/>music <text:s text:c="3"/>newfile.o <text:s/>R <text:s text:c="6"/>sam1 <text:s text:c="4"/>sivam <text:s text:c="8"/>test <text:s text:c="6"/>vicky2</text:p>
      <text:p text:style-name="Standard">array_operations.o <text:s/>Desktop <text:s text:c="3"/>eclipse-workspace <text:s/>example2 <text:s/>newfile <text:s/>Pictures <text:s text:c="2"/>s1 <text:s text:c="5"/>sample1 <text:s/>snap <text:s text:c="9"/>test1 <text:s text:c="5"/>Videos</text:p>
      <text:p text:style-name="Standard">itii@UGIII:~$ cd sam1</text:p>
      <text:p text:style-name="Standard">itii@UGIII:~/sam1$ ls</text:p>
      <text:p text:style-name="Standard">school2</text:p>
      <text:p text:style-name="Standard">itii@UGIII:~/sam1$ cat &gt; school</text:p>
      <text:p text:style-name="Standard">^Z</text:p>
      <text:p text:style-name="Standard">[7]+ <text:s/>Stopped <text:s text:c="16"/>cat &gt; school</text:p>
      <text:p text:style-name="Standard">itii@UGIII:~/sam1$ cat &gt; school1</text:p>
      <text:p text:style-name="Standard">donbosco</text:p>
      <text:p text:style-name="Standard">kra</text:p>
      <text:p text:style-name="Standard">eve <text:s text:c="3"/></text:p>
      <text:p text:style-name="Standard">^Z</text:p>
      <text:p text:style-name="Standard">[8]+ <text:s/>Stopped <text:s text:c="16"/>cat &gt; school1</text:p>
      <text:p text:style-name="Standard">itii@UGIII:~/sam1$ cat school1</text:p>
      <text:p text:style-name="Standard">donbosco</text:p>
      <text:p text:style-name="Standard">kra</text:p>
      <text:p text:style-name="Standard">eve</text:p>
      <text:p text:style-name="Standard">itii@UGIII:~/sam1$ rm school2</text:p>
      <text:p text:style-name="Standard">itii@UGIII:~/sam1$ ls</text:p>
      <text:p text:style-name="Standard">school <text:s/>school1</text:p>
      <text:p text:style-name="Standard">itii@UGIII:~/sam1$ rm school</text:p>
      <text:p text:style-name="Standard">itii@UGIII:~/sam1$ cat &gt; school</text:p>
      <text:p text:style-name="Standard">1 <text:s/>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4</text:p>
      <text:p text:style-name="Standard">5</text:p>
      <text:p text:style-name="Standard">2</text:p>
      <text:p text:style-name="Standard">5</text:p>
      <text:p text:style-name="Standard">itii@UGIII:~/sam1$ head school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4</text:p>
      <text:p text:style-name="Standard"><text:soft-page-break/>itii@UGIII:~/sam1$ tail school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4</text:p>
      <text:p text:style-name="Standard">5</text:p>
      <text:p text:style-name="Standard">2</text:p>
      <text:p text:style-name="Standard">5</text:p>
      <text:p text:style-name="Standard">itii@UGIII:~/sam1$ touch cat</text:p>
      <text:p text:style-name="Standard">itii@UGIII:~/sam1$ ls</text:p>
      <text:p text:style-name="Standard">cat <text:s/>school <text:s/>school1</text:p>
      <text:p text:style-name="Standard">itii@UGIII:~/sam1$ file cat</text:p>
      <text:p text:style-name="Standard">cat: empty</text:p>
      <text:p text:style-name="Standard">itii@UGIII:~/sam1$ file school</text:p>
      <text:p text:style-name="Standard">school: ASCII text</text:p>
      <text:p text:style-name="Standard">itii@UGIII:~/sam1$ less school</text:p>
      <text:p text:style-name="Standard"/>
      <text:p text:style-name="Standard">[9]+ <text:s/>Stopped <text:s text:c="16"/>less school</text:p>
      <text:p text:style-name="Standard">itii@UGIII:~/sam1$ grep 4 school</text:p>
      <text:p text:style-name="Standard">4</text:p>
      <text:p text:style-name="Standard">4</text:p>
      <text:p text:style-name="Standard">itii@UGIII:~/sam1$ wc </text:p>
      <text:p text:style-name="Standard"><text:s text:c="6"/>0 <text:s text:c="6"/>0 <text:s text:c="6"/>0</text:p>
      <text:p text:style-name="Standard">itii@UGIII:~/sam1$ wc school</text:p>
      <text:p text:style-name="Standard">13 13 26 school</text:p>
      <text:p text:style-name="Standard">itii@UGIII:~/sam1$ wc -l</text:p>
      <text:p text:style-name="Standard">^Z</text:p>
      <text:p text:style-name="Standard">[10]+ <text:s/>Stopped <text:s text:c="16"/>wc -l</text:p>
      <text:p text:style-name="Standard">itii@UGIII:~/sam1$ wc -l school</text:p>
      <text:p text:style-name="Standard">13 school</text:p>
      <text:p text:style-name="Standard">itii@UGIII:~/sam1$ wc -c school</text:p>
      <text:p text:style-name="Standard">26 school</text:p>
      <text:p text:style-name="Standard">itii@UGIII:~/sam1$ wc -w school</text:p>
      <text:p text:style-name="Standard">13 school</text:p>
      <text:p text:style-name="Standard">itii@UGIII:~/sam1$ </text:p>
      <text:p text:style-name="Standard">itii@UGIII:~/sam1$ </text:p>
      <text:p text:style-name="Standard">itii@UGIII:~/sam1$ </text:p>
      <text:p text:style-name="Standard">itii@UGIII:~/sam1$ </text:p>
      <text:p text:style-name="Standard">itii@UGIII:~/sam1$ man rmdir</text:p>
      <text:p text:style-name="Standard">[11]+ <text:s/>Stopped <text:s text:c="16"/>man rmdir</text:p>
      <text:p text:style-name="Standard">itii@UGIII:~/sam1$ who</text:p>
      <text:p text:style-name="Standard">itii <text:s text:c="4"/>:0 <text:s text:c="10"/>2024-02-14 13:48 (:0)</text:p>
      <text:p text:style-name="Standard">itii@UGIII:~/sam1$ whoami</text:p>
      <text:p text:style-name="Standard">itii</text:p>
      <text:p text:style-name="Standard">itii@UGIII:~/sam1$ echo hi</text:p>
      <text:p text:style-name="Standard">hi</text:p>
      <text:p text:style-name="Standard">itii@UGIII:~/sam1$ date</text:p>
      <text:p text:style-name="Standard">Wednesday 14 February 2024 03:31:34 PM IST</text:p>
      <text:p text:style-name="Standard">itii@UGIII:~/sam1$ cal</text:p>
      <text:p text:style-name="Standard"><text:soft-page-break/><text:s text:c="3"/>February 2024 <text:s text:c="5"/></text:p>
      <text:p text:style-name="Standard">Su Mo Tu We Th Fr Sa <text:s/></text:p>
      <text:p text:style-name="Standard"><text:s text:c="13"/>1 <text:s/>2 <text:s/>3 <text:s/></text:p>
      <text:p text:style-name="Standard"><text:s/>4 <text:s/>5 <text:s/>6 <text:s/>7 <text:s/>8 <text:s/>9 10 <text:s/></text:p>
      <text:p text:style-name="Standard">11 12 13 14 15 16 17 <text:s/></text:p>
      <text:p text:style-name="Standard">18 19 20 21 22 23 24 <text:s/></text:p>
      <text:p text:style-name="Standard">25 26 27 28 29 <text:s text:c="7"/></text:p>
      <text:p text:style-name="Standard"><text:s text:c="22"/></text:p>
      <text:p text:style-name="Standard">itii@UGIII:~/sam1$ bc</text:p>
      <text:p text:style-name="Standard">bc 1.07.1</text:p>
      <text:p text:style-name="Standard">Copyright 1991-1994, 1997, 1998, 2000, 2004, 2006, 2008, 2012-2017 Free Software Foundation, Inc.</text:p>
      <text:p text:style-name="Standard">This is free software with ABSOLUTELY NO WARRANTY.</text:p>
      <text:p text:style-name="Standard">For details type `warranty'. </text:p>
      <text:p text:style-name="Standard">5-5</text:p>
      <text:p text:style-name="Standard">0</text:p>
      <text:p text:style-name="Standard">itii@UGIII:~/sam1$ passwd</text:p>
      <text:p text:style-name="Standard">Changing password for itii.</text:p>
      <text:p text:style-name="Standard">Current password: </text:p>
      <text:p text:style-name="Standard"/>
      <text:p text:style-name="Standard">passwd: Authentication token manipulation error</text:p>
      <text:p text:style-name="Standard">passwd: password unchanged</text:p>
      <text:p text:style-name="Standard">itii@UGIII:~/sam1$ </text:p>
      <text:p text:style-name="Standard">itii@UGIII:~/sam1$ aspell -a raj</text:p>
      <text:p text:style-name="Standard">@(#) International Ispell Version 3.1.20 (but really Aspell 0.60.8)</text:p>
      <text:p text:style-name="Standard">madurai</text:p>
      <text:p text:style-name="Standard">&amp; madurai 22 0: Madurai, Madeira, Madurai's, Maura, Madras, madras, mature, Maria, maria, Audra, maturer, Madrid, Mauro, Mayra, Mara, Mari, madrasa, Marat, Murat, Maori, Madras's, madras's</text:p>
      <text:p text:style-name="Standard"/>
      <text:p text:style-name="Standard">itii@UGIII:~/sam1$ sleep 10</text:p>
      <text:p text:style-name="Standard">itii@UGIII:~/sam1$ logname</text:p>
      <text:p text:style-name="Standard">itii</text:p>
      <text:p text:style-name="Standard">itii@UGIII:~/sam1$ finger</text:p>
      <text:p text:style-name="Standard"/>
      <text:p text:style-name="Standard">Command 'finger' not found, but can be installed with:</text:p>
      <text:p text:style-name="Standard"/>
      <text:p text:style-name="Standard">apt install finger</text:p>
      <text:p text:style-name="Standard">Please ask your administrator.</text:p>
      <text:p text:style-name="Standard"/>
      <text:p text:style-name="Standard">itii@UGIII:~/sam1$ cd ..</text:p>
      <text:p text:style-name="Standard">itii@UGIII:~$ ^C</text:p>
      <text:p text:style-name="Standard">itii@UGIII:~$ ^C</text:p>
      <text:p text:style-name="Standard">itii@UGIII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15:39:21.353480403</meta:creation-date>
    <dc:date>2024-02-14T15:40:50.268545538</dc:date>
    <meta:editing-duration>PT1M31S</meta:editing-duration>
    <meta:editing-cycles>1</meta:editing-cycles>
    <meta:document-statistic meta:table-count="0" meta:image-count="0" meta:object-count="0" meta:page-count="4" meta:paragraph-count="184" meta:word-count="556" meta:character-count="4115" meta:non-whitespace-character-count="3412"/>
    <meta:generator>LibreOffice/6.4.7.2$Linux_X86_64 LibreOffice_project/40$Build-2</meta:generator>
  </office:meta>
</office:document-meta>
</file>